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 style:family="paragraph" style:parent-style-name="Table_20_Contents">
      <style:paragraph-properties fo:text-align="justify" style:justify-single-word="false"/>
      <style:text-properties fo:background-color="transparent"/>
    </style:style>
    <style:style style:name="P2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0" style:family="paragraph" style:parent-style-name="Text_20_body">
      <style:paragraph-properties fo:break-before="page"/>
    </style:style>
    <style:style style:name="P31" style:family="paragraph" style:parent-style-name="Subtitle">
      <style:paragraph-properties fo:text-align="center" style:justify-single-word="false"/>
    </style:style>
    <style:style style:name="P32" style:family="paragraph" style:parent-style-name="Title">
      <style:paragraph-properties fo:text-align="center" style:justify-single-word="false"/>
    </style:style>
    <style:style style:name="P33" style:family="paragraph" style:parent-style-name="Title">
      <style:paragraph-properties fo:text-align="center" style:justify-single-word="false"/>
      <style:text-properties fo:font-style="italic" style:font-style-asian="italic" style:font-style-complex="italic"/>
    </style:style>
    <style:style style:name="P34" style:family="paragraph" style:parent-style-name="Text_20_body">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0"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2"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 style:family="paragraph" style:parent-style-name="Text_20_body">
      <style:paragraph-properties fo:text-align="justify" style:justify-single-word="false"/>
      <style:text-properties fo:background-color="transparent"/>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master-page-name="First_20_Page">
      <style:paragraph-properties fo:text-align="end" style:justify-single-word="false" style:page-number="auto"/>
      <style:text-properties style:font-name="Arial"/>
    </style:style>
    <style:style style:name="P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5" style:family="paragraph" style:parent-style-name="Table_20_Contents" style:list-style-name="L14">
      <style:paragraph-properties fo:text-align="justify" style:justify-single-word="false"/>
      <style:text-properties fo:background-color="transparent"/>
    </style:style>
    <style:style style:name="P56"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57"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Heading_20_3">
      <style:text-properties fo:language="ca" fo:country="ES" fo:background-color="transparent" style:language-asian="zxx" style:country-asian="none" style:language-complex="zxx" style:country-complex="none"/>
    </style:style>
    <style:style style:name="P6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7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75" style:family="paragraph" style:parent-style-name="Text_20_body" style:list-style-name="L10">
      <style:paragraph-properties fo:text-align="justify" style:justify-single-word="false"/>
    </style:style>
    <style:style style:name="P7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9" style:family="paragraph" style:parent-style-name="Text_20_body" style:list-style-name="L14">
      <style:paragraph-properties fo:text-align="justify" style:justify-single-word="false"/>
      <style:text-properties fo:background-color="transparent"/>
    </style:style>
    <style:style style:name="P80"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8" style:family="text">
      <style:text-properties style:text-line-through-style="none" style:text-line-through-type="none" style:font-name="Arial" fo:language="zxx" fo:country="none" style:language-asian="zxx" style:country-asian="none" style:language-complex="zxx" style:country-complex="none"/>
    </style:style>
    <style:style style:name="T9" style:family="text">
      <style:text-properties officeooo:rsid="000f56a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
      <text:p text:style-name="P4"/>
      <text:p text:style-name="P6"><draw:frame draw:style-name="fr2" draw:name="gráficos2" text:anchor-type="paragraph" svg:width="6.391cm" svg:height="3.346cm" draw:z-index="24"><draw:image xlink:href="Pictures/10000201000000E90000007A56FA1ADC77FFC228.png" xlink:type="simple" xlink:show="embed" xlink:actuate="onLoad" loext:mime-type="image/png"/></draw:frame></text:p>
      <text:p text:style-name="P4"/>
      <text:p text:style-name="P32">Manual de </text:p>
      <text:p text:style-name="P33">Migració de Versions</text:p>
      <text:p text:style-name="P32">de PortaFIB</text:p>
      <text:p text:style-name="P3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B8F8332B0EE480C1.png" xlink:type="simple" xlink:show="embed" xlink:actuate="onLoad" loext:mime-type="image/png"/></draw:frame><text:s/></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5">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6">
          <table:table-cell table:style-name="Tabla3.A3" office:value-type="string" table:protected="true">
            <text:p text:style-name="P22">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8">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9">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29/05/2019</text:modification-date></text:p>
          </table:table-cell>
          <table:covered-table-cell/>
          <table:covered-table-cell/>
        </table:table-row>
        <table:table-row table:style-name="Tabla3.10">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15">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16">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17">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18">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19">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0">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1">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2">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9"/>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5">1.- Introducció<text:tab/>4</text:p>
          <text:p text:style-name="P45">2.- Migració de PortaFIB 1.0.0 a PortaFIB 1.1.0<text:tab/>4</text:p>
          <text:p text:style-name="P46">2.1.- Descripció de Millores<text:tab/>4</text:p>
          <text:p text:style-name="P46">2.2.- Actualitzar BBDD<text:tab/>4</text:p>
          <text:p text:style-name="P46">2.3.- Propietats de Sistema<text:tab/>4</text:p>
          <text:p text:style-name="P46">2.4.- Canvis Configuració Web<text:tab/>5</text:p>
          <text:p text:style-name="P45">3.- Migració de PortaFIB 1.1.0 a PortaFIB 1.1.1<text:tab/>6</text:p>
          <text:p text:style-name="P46">3.1.- Descripció de Millores<text:tab/>6</text:p>
          <text:p text:style-name="P46">3.2.- Actualitzar BBDD<text:tab/>6</text:p>
          <text:p text:style-name="P45">4.- Migració de PortaFIB 1.1.1 a PortaFIB 1.1.2<text:tab/>7</text:p>
          <text:p text:style-name="P46">4.1.- Descripció de Millores<text:tab/>7</text:p>
          <text:p text:style-name="P46">4.2.- Actualitzar BBDD<text:tab/>7</text:p>
          <text:p text:style-name="P45">5.- Migració de PortaFIB 1.1.2 a PortaFIB 1.1.3<text:tab/>7</text:p>
          <text:p text:style-name="P46">5.1.- Descripció de Millores<text:tab/>7</text:p>
          <text:p text:style-name="P46">5.2.- Actualitzar BBDD<text:tab/>7</text:p>
          <text:p text:style-name="P45">6.- Migració de PortaFIB 1.1.3 a PortaFIB 1.1.4<text:tab/>7</text:p>
          <text:p text:style-name="P46">6.1.- Descripció de Millores<text:tab/>7</text:p>
          <text:p text:style-name="P46">6.2.- Sistemes<text:tab/>7</text:p>
          <text:p text:style-name="P46">6.3.- Canvis Configuració Web<text:tab/>8</text:p>
          <text:p text:style-name="P46">6.4.- Desenvolupador<text:tab/>8</text:p>
          <text:p text:style-name="P45">7.- Migració de PortaFIB 1.1.4 a PortaFIB 1.1.5<text:tab/>8</text:p>
          <text:p text:style-name="P46">7.1.- Descripció de Millores<text:tab/>9</text:p>
          <text:p text:style-name="P46">7.2.- Canvis Configuració Web<text:tab/>9</text:p>
          <text:p text:style-name="P45">8.- Migració de PortaFIB 1.1.4 a PortaFIB 2.0<text:tab/>10</text:p>
          <text:p text:style-name="P46">8.1.- Descripció de Millores<text:tab/>10</text:p>
          <text:p text:style-name="P46">8.2.- Desenvolupador<text:tab/>10</text:p>
          <text:p text:style-name="P46">8.3.- Sistemes<text:tab/>10</text:p>
          <text:p text:style-name="P46">8.4.- Canvis Configuració Web<text:tab/>11</text:p>
        </text:index-body>
      </text:table-of-content>
      <text:p text:style-name="Text_20_body"/>
      <text:p text:style-name="P30"/>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8" text:outline-level="1">Migració de PortaFIB 1.0.0 a PortaFIB 1.1.0</text:h>
      <text:h text:style-name="P63" text:outline-level="2">Descripció de Millores</text:h>
      <text:p text:style-name="P37"><text:tab/>Revisar Fitxer changes.log</text:p>
      <text:h text:style-name="P63"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63" text:outline-level="2">Propietats de Sistema</text:h>
      <text:p text:style-name="P8"/>
      <text:h text:style-name="Heading_20_3" text:outline-level="3">Migrar Propietats de sistema a camps de Dades de l'entitat</text:h>
      <text:list xml:id="list1174307702" text:style-name="L1">
        <text:list-item>
          <text:p text:style-name="P4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8">La propietat "es.caib.portafib.checknifcertificate" del fitxer portafib-properties-service.xml s'ha mogut al camp "Comprovar NIF després de firmar" de Dades de l'Entitat</text:p>
        </text:list-item>
        <text:list-item>
          <text:p text:style-name="P48">La propietat "es.caib.portafib.defaultsignalgorit<text:span text:style-name="T9">h</text:span>mid" del fitxer portafib-properties-service.xml s'ha mogut al camp "Algorisme de firma <text:s/>(*)" de Dades de l'Entitat</text:p>
        </text:list-item>
      </text:list>
      <text:p text:style-name="P8"/>
      <text:h text:style-name="P60"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595722264" text:style-name="L2">
        <text:list-item>
          <text:p text:style-name="P49">es.caib.portafib.editableuser</text:p>
        </text:list-item>
        <text:list-item>
          <text:p text:style-name="P49">es.caib.portafib.numberoferrorsinnotificationtosendmail</text:p>
        </text:list-item>
        <text:list-item>
          <text:p text:style-name="P49">es.caib.portafib.numberoferrorstopausenotification</text:p>
        </text:list-item>
        <text:list-item>
          <text:p text:style-name="P49">es.caib.portafib.notificationtimelapse</text:p>
        </text:list-item>
        <text:list-item>
          <text:p text:style-name="P49">es.caib.portafib.signaturemodule.absoluteurl (Nova propietat en PortaFIB 1.1)</text:p>
        </text:list-item>
        <text:list-item>
          <text:p text:style-name="P49">es.caib.portafib.maxuploadsizeinbytes</text:p>
        </text:list-item>
        <text:list-item>
          <text:p text:style-name="P49">es.caib.portafib.maxfitxeradaptatsizeinbytes</text:p>
        </text:list-item>
        <text:list-item>
          <text:p text:style-name="P49">es.caib.portafib.url</text:p>
        </text:list-item>
        <text:list-item>
          <text:p text:style-name="P49">es.caib.portafib.email.from</text:p>
        </text:list-item>
        <text:list-item>
          <text:p text:style-name="P49">es.caib.portafib.automaticredirect</text:p>
        </text:list-item>
        <text:list-item>
          <text:p text:style-name="P49">es.caib.portafib.emailsgroupedsendercronexpression</text:p>
        </text:list-item>
        <text:list-item>
          <text:p text:style-name="P49">es.caib.portafib.defaultentity</text:p>
        </text:list-item>
        <text:list-item>
          <text:p text:style-name="P49">es.caib.portafib.defaultrolesincreation</text:p>
        </text:list-item>
        <text:list-item>
          <text:p text:style-name="P49">es.caib.portafib.entitatidforagentssql</text:p>
        </text:list-item>
        <text:list-item>
          <text:p text:style-name="P49">es.caib.portafib.passwordforagentssql</text:p>
        </text:list-item>
      </text:list>
      <text:p text:style-name="P8"/>
      <text:h text:style-name="P60"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337689457" text:style-name="L3">
        <text:list-item>
          <text:p text:style-name="P50">es.caib.portafib.maxitemstoshowinautocomplete</text:p>
        </text:list-item>
        <text:list-item>
          <text:p text:style-name="P50">es.caib.portafib.mincharstostartautocomplete</text:p>
        </text:list-item>
        <text:list-item>
          <text:p text:style-name="P50">es.caib.portafib.maxtimelockedsigninms</text:p>
        </text:list-item>
      </text:list>
      <text:p text:style-name="P8"><text:s text:c="11"/></text:p>
      <text:h text:style-name="P60" text:outline-level="3">Esborrar Propietats de Sistema</text:h>
      <text:p text:style-name="P8"><text:tab/>S'han d'esborrar del fitxer portafib-properties-service.xml les següent propietats:</text:p>
      <text:list xml:id="list3064954112" text:style-name="L4">
        <text:list-item>
          <text:p text:style-name="P51">es.caib.portafib.name</text:p>
        </text:list-item>
      </text:list>
      <text:p text:style-name="P8"/>
      <text:h text:style-name="P63" text:outline-level="2">Canvis Configuració Web</text:h>
      <text:p text:style-name="P8"/>
      <text:h text:style-name="P60"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60" text:outline-level="3">Custòdia</text:h>
      <text:p text:style-name="P8"><text:tab/>S'han de migrar les propietats del plugin de custòdia del fitxer <text:s/>portafib-properties-service.xml als mòduls de custòdia d'Administrador i Administrador d'Entitat (Nota: No hi ha <text:soft-page-break/>d'haver cap petició en marxa amb custòdia</text:p>
      <text:list xml:id="list2677737634" text:style-name="L5">
        <text:list-item>
          <text:p text:style-name="P52">S'ha de crear un plugin de custòdia (copiar dades de portafib-properties-service.xml)(ADMIN)</text:p>
        </text:list-item>
        <text:list-item>
          <text:p text:style-name="P52">S'ha de crear una plantilla de custòdia a gust de l'entitat (ADEN)</text:p>
        </text:list-item>
        <text:list-item>
          <text:p text:style-name="P52">Modificar l'entitat per assignar-li la plantilla de custòdia corresponent.</text:p>
        </text:list-item>
        <text:list-item>
          <text:p text:style-name="P52">Eliminar les propietats "es.caib.portafib.defaultcustodymessage.{entitat_id}.{idioma}" del fitxer portafib-properties-service.xml</text:p>
        </text:list-item>
        <text:list-item>
          <text:p text:style-name="P54">Eliminar les propietats de plugin de custòdia del fitxer portafib-properties-service.xml (entrades es.caib.portafib.documentcustodyplugin.* i es.caib.portafib.plugins.documentcustody.*)</text:p>
        </text:list-item>
      </text:list>
      <text:p text:style-name="P8"/>
      <text:h text:style-name="P60"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60" text:outline-level="3">Filtres de <text:s/>Certificats</text:h>
      <text:p text:style-name="P8"/>
      <text:p text:style-name="P8">Filtres de <text:s/>Certificats (veure punt "10.3.- Filtres de Certificats" del Manual d'Usuari):</text:p>
      <text:list xml:id="list1524885537" text:style-name="L6">
        <text:list-item>
          <text:p text:style-name="P53">En general: S'han d'adaptar als filtres definits en el document d'integració del MiniApplet</text:p>
        </text:list-item>
        <text:list-item>
          <text:p text:style-name="P53">Per la CAIB: S'han de substituir les següents cadenes:</text:p>
          <text:list>
            <text:list-item>
              <text:p text:style-name="P53">"checkexpiration:true" =&gt; "filters.1=nonexpired:"</text:p>
            </text:list-item>
            <text:list-item>
              <text:p text:style-name="P53">"rfc2254_rec_issuer:" <text:s/>=&gt; "filters.2=issuer.rfc2254.recurse:"</text:p>
            </text:list-item>
            <text:list-item>
              <text:p text:style-name="P53">"policyid:" <text:s text:c="2"/>=&gt; "filters.3=policyid:"</text:p>
            </text:list-item>
          </text:list>
        </text:list-item>
      </text:list>
      <text:p text:style-name="P8"/>
      <text:h text:style-name="P58" text:outline-level="1"><text:bookmark-start text:name="__RefHeading__21125_1677091252"/>Migració de PortaFIB 1.1.0 a PortaFIB 1.1.1<text:bookmark-end text:name="__RefHeading__21125_1677091252"/></text:h>
      <text:p text:style-name="P9"/>
      <text:h text:style-name="P63" text:outline-level="2">Descripció de Millores</text:h>
      <text:p text:style-name="P35"><text:tab/><text:span text:style-name="T1">Revisar Fitxer changes.log</text:span></text:p>
      <text:h text:style-name="P63" text:outline-level="2">Actualitzar BBDD</text:h>
      <text:p text:style-name="P9"/>
      <text:p text:style-name="P8"><text:tab/>Actualitzar BBDD executant l'script <text:s/>[portafib-1.1]\scripts\bbdd\1.1\[SGBD]\update_data_from_1.1.0_to_1.1.1.sql.</text:p>
      <text:p text:style-name="P8"/>
      <text:p text:style-name="P8"/>
      <text:p text:style-name="P8"/>
      <text:h text:style-name="P58" text:outline-level="1"><text:soft-page-break/>Migració de PortaFIB 1.1.1 a PortaFIB 1.1.2</text:h>
      <text:p text:style-name="P9"/>
      <text:h text:style-name="P63" text:outline-level="2">Descripció de Millores</text:h>
      <text:p text:style-name="P35"><text:tab/><text:span text:style-name="T1">Revisar Fitxer changes.log</text:span></text:p>
      <text:h text:style-name="P63"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58" text:outline-level="1">Migració de PortaFIB 1.1.2 a PortaFIB 1.1.3</text:h>
      <text:p text:style-name="P9"/>
      <text:h text:style-name="P63" text:outline-level="2">Descripció de Millores</text:h>
      <text:p text:style-name="P35"><text:tab/><text:span text:style-name="T1">Revisar Fitxer changes.log</text:span></text:p>
      <text:h text:style-name="P63"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59" text:outline-level="1">Migració de PortaFIB 1.1.3 a PortaFIB 1.1.4</text:h>
      <text:p text:style-name="P10"/>
      <text:h text:style-name="P63" text:outline-level="2">Descripció de Millores</text:h>
      <text:p text:style-name="P35"><text:tab/><text:span text:style-name="T1">Revisar Fitxer changes.log</text:span></text:p>
      <text:h text:style-name="P64" text:outline-level="2" text:is-list-header="true"/>
      <text:p text:style-name="P10"/>
      <text:p text:style-name="P10"/>
      <text:h text:style-name="P64" text:outline-level="2">Sistemes</text:h>
      <text:list xml:id="list4007496158" text:style-name="L7">
        <text:list-item>
          <text:p text:style-name="P66">Eliminar el fitxer “portafib-notificacionsqueue-service.xml” del directori de deploy ja que no s'usa.</text:p>
        </text:list-item>
      </text:list>
      <text:h text:style-name="P64" text:outline-level="2"><text:soft-page-break/>Canvis Configuració Web</text:h>
      <text:list xml:id="list260418257" text:style-name="L8">
        <text:list-item>
          <text:p text:style-name="P6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64" text:outline-level="2">Desenvolupador</text:h>
      <text:list xml:id="list4289697311" text:style-name="L9">
        <text:list-item>
          <text:p text:style-name="P7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74">S'ha eliminat la Coa JBoss de Notificacions CallBack i s'ha substituït per un Programador EJB. El funcionament del mateix es descriu en el manual d'usuari en un subpunt del punt “5.15.- Llistat de Notificacions CallBack”</text:p>
        </text:list-item>
        <text:list-item>
          <text:p text:style-name="P7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74">S'han solucionat una serie de Bugs en GenApp, pel que es necessari eliminar la carpeta [HOME]/.m2/repository/org/fundaciobit/genapp abans de recompilar PortaFIB.</text:p>
        </text:list-item>
        <text:list-item>
          <text:p text:style-name="P74">Afegits dos Profiles en la compilació de PortaFIB per afegir Plugins de Custòdia de forma opcional:</text:p>
          <text:list>
            <text:list-item>
              <text:list>
                <text:list-item>
                  <text:p text:style-name="P74">“-Parxiudigitalcaib”: Inclou el Plugin de DocumentCustody de l'Arxiu Digital CAIB</text:p>
                </text:list-item>
                <text:list-item>
                  <text:p text:style-name="P74">“-Palfresco”: Inclou el Plugin de DocumentCustody de Alfresco </text:p>
                </text:list-item>
              </text:list>
            </text:list-item>
          </text:list>
        </text:list-item>
      </text:list>
      <text:p text:style-name="P37"/>
      <text:h text:style-name="P59" text:outline-level="1">Migració de PortaFIB 1.1.4 a PortaFIB 1.1.5</text:h>
      <text:p text:style-name="P10"/>
      <text:h text:style-name="P63" text:outline-level="2"><text:soft-page-break/>Descripció de Millores</text:h>
      <text:p text:style-name="P35"><text:tab/><text:span text:style-name="T1">Revisar Fitxer changes.log</text:span></text:p>
      <text:h text:style-name="P64" text:outline-level="2">Canvis Configuració Web</text:h>
      <text:list xml:id="list1003635592" text:style-name="L10">
        <text:list-item>
          <text:p text:style-name="P75"><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6">Afegida gestió de Validadors de Firma: Actualment només es suporta l'@firma. Anar a la pipella d'administrador, opció <text:s/>Mòduls de Validació de Firmes i pitjar sobre “Crear Plantilla de Mòdul de Validació de Firmes”:</text:p>
          <text:list>
            <text:list-item>
              <text:p text:style-name="P76">Noms i Descripcions: posar Plugin Validacio Firmes afirma CXF</text:p>
            </text:list-item>
            <text:list-item>
              <text:p text:style-name="P78">Classe: posar org.fundaciobit.plugins.validatesignature.afirmacxf.AfirmaCxfValidateSignaturePlugin</text:p>
            </text:list-item>
            <text:list-item>
              <text:p text:style-name="P76">Entitat: la que correspongui.</text:p>
            </text:list-item>
            <text:list-item>
              <text:p text:style-name="P76">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5"><text:soft-page-break/></text:p>
      <text:h text:style-name="P59" text:outline-level="1">Migració de PortaFIB 1.1.4 a PortaFIB 2.0</text:h>
      <text:p text:style-name="P10"/>
      <text:h text:style-name="P63" text:outline-level="2">Descripció de Millores</text:h>
      <text:p text:style-name="P35"><text:tab/>Revisar Fitxer changes.log</text:p>
      <text:h text:style-name="P64" text:outline-level="2">Desenvolupador</text:h>
      <text:p text:style-name="P35"/>
      <text:list xml:id="list1887443440" text:style-name="L11">
        <text:list-item>
          <text:p text:style-name="P68">S'ha d'eliminar el següent directori [HOME]\.m2\repository\es\gob\afirma\afirma-crypto-pdf\3.3.2-SNAPSHOT</text:p>
        </text:list-item>
        <text:list-item>
          <text:p text:style-name="P68">S'ha d'eliminar el següent directori [HOME]\m2\repository\org\fundaciobit\genapp</text:p>
        </text:list-item>
        <text:list-item>
          <text:p text:style-name="P68">De la taula PeticioDeFirma s'utilitzava el camp informacioAddicional per guardar informació d'expedient. En 2.0.0 ja hi ha camps específics per Expedient: expedientID, expedientNom i expedientUrl.</text:p>
        </text:list-item>
        <text:list-item>
          <text:p text:style-name="P68">Camps nous per informar dels detalls del Procediment: procedimentID i procedimentNom</text:p>
        </text:list-item>
        <text:list-item>
          <text:p text:style-name="P68">Camp nou informacioAddicionalAvaluable que correspon amb un tipus double. Serveix per <text:s/>poder filtrar per rang i agrupar segons un camp lliure (Petició de PortsIB)</text:p>
        </text:list-item>
      </text:list>
      <text:p text:style-name="P35"/>
      <text:h text:style-name="P64" text:outline-level="2">Sistemes</text:h>
      <text:p text:style-name="P35"/>
      <text:h text:style-name="P62" text:outline-level="3">Gestors de FileSystemManager</text:h>
      <text:p text:style-name="P3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5"/>
      <text:p text:style-name="P35"><text:soft-page-break/><text:tab/>Les instal·lacions de PortaFIB que vulguin migrar al nou sistema de tres carpetes llavors han de seguir les següent passes:</text:p>
      <text:list xml:id="list1884973654" text:style-name="L12">
        <text:list-item>
          <text:p text:style-name="P6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5"/>
      <text:list xml:id="list120439108463159" text:continue-numbering="true" text:style-name="L12">
        <text:list-item>
          <text:p text:style-name="P69">Compilar-la: </text:p>
        </text:list-item>
      </text:list>
      <table:table table:name="Taula5" table:style-name="Taula5">
        <table:table-column table:style-name="Taula5.A"/>
        <table:table-row>
          <table:table-cell table:style-name="Taula5.A1" office:value-type="string">
            <text:p text:style-name="P40">$ javac -d . ConverterSimpleToThreeFolder.java</text:p>
          </table:table-cell>
        </table:table-row>
      </table:table>
      <text:p text:style-name="P35"/>
      <text:list xml:id="list120437961797184" text:continue-numbering="true" text:style-name="L12">
        <text:list-item>
          <text:p text:style-name="P69">Executar-la:</text:p>
        </text:list-item>
      </text:list>
      <table:table table:name="Taula6" table:style-name="Taula6">
        <table:table-column table:style-name="Taula6.A"/>
        <table:table-row>
          <table:table-cell table:style-name="Taula6.A1" office:value-type="string">
            <text:p text:style-name="P41">$java -cp . org.fundaciobit.genapp.common.filesystem.ConverterSimpleToThreeFolder</text:p>
            <text:p text:style-name="P41">Necessita un argument que és la ruta la directori de fitxers</text:p>
          </table:table-cell>
        </table:table-row>
      </table:table>
      <text:p text:style-name="P35"/>
      <text:list xml:id="list120439552979045" text:continue-numbering="true" text:style-name="L12">
        <text:list-item>
          <text:p text:style-name="P6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2">$java -cp . org.fundaciobit.genapp.common.filesystem.ConverterSimpleToThreeFolder /files/portafib</text:p>
          </table:table-cell>
        </table:table-row>
      </table:table>
      <text:p text:style-name="P35"><text:tab/>Es que farà serà copiar els fitxers a la ruta corresponent de tres directoris. </text:p>
      <text:p text:style-name="P35"/>
      <text:list xml:id="list120438220122280" text:continue-numbering="true" text:style-name="L12">
        <text:list-item>
          <text:p text:style-name="P6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39"/>
      <text:h text:style-name="P64" text:outline-level="2">Canvis Configuració Web</text:h>
      <text:p text:style-name="P35"/>
      <text:h text:style-name="P61" text:outline-level="3">Revisor de Firmes</text:h>
      <text:p text:style-name="P35"><text:tab/>S'ha afegit aquest nou role. Revisar els següent apartats del Manual d'Usuari de PortaFIB:</text:p>
      <text:list xml:id="list2468746577" text:style-name="L13">
        <text:list-item>
          <text:list>
            <text:list-item>
              <text:list>
                <text:list-item>
                  <text:list>
                    <text:list-item>
                      <text:list>
                        <text:list-item>
                          <text:list>
                            <text:list-item>
                              <text:p text:style-name="P70">Usuaris</text:p>
                            </text:list-item>
                            <text:list-item>
                              <text:p text:style-name="P70">Roles per tipus d'usuari</text:p>
                            </text:list-item>
                            <text:list-item>
                              <text:p text:style-name="P70">Gestió de Notificacions per Correu (Menú Inici)</text:p>
                            </text:list-item>
                            <text:list-item>
                              <text:p text:style-name="P70">Revisors de Firmes en Flux de Firmes</text:p>
                            </text:list-item>
                            <text:list-item>
                              <text:p text:style-name="P70">Gestió de Revisors (Menú Administrador d'Entitat)</text:p>
                            </text:list-item>
                            <text:list-item>
                              <text:p text:style-name="P70">Afegir Revisors de Firma al Flux</text:p>
                            </text:list-item>
                            <text:list-item>
                              <text:p text:style-name="P70">Menú Revisor</text:p>
                            </text:list-item>
                          </text:list>
                        </text:list-item>
                      </text:list>
                    </text:list-item>
                  </text:list>
                </text:list-item>
              </text:list>
            </text:list-item>
          </text:list>
        </text:list-item>
      </text:list>
      <text:h text:style-name="P61" text:outline-level="3"><text:soft-page-break/>Configuració de Firma d'Usuari Aplicació i ApiFirmaSimple</text:h>
      <text:p text:style-name="P34"><text:tab/>S'ha implementat una nova API REST anomenada Api Firma Simple que serveix per realitzar firmes síncrones de forma simple, tant web com en servidor. Revisar el document Manual_Integracio_API_Firma_Simple_v1_0.odt per conèixer els detalls tècnics.</text:p>
      <text:p text:style-name="P3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h text:style-name="P61" text:outline-level="3">Gestió de Plugins de Validació de Firmes</text:h>
      <text:p text:style-name="P34"><text:tab/>S'ha substituït la validació dels certificats emprats en una firma, per la validació directament de la firma, a partir de Plugins de Validació de Firmes de PluginsIB.</text:p>
      <text:p text:style-name="P34"><text:tab/>Revisar el punt “Mòduls de Validació de Firmes” del “Manual d'Usuari de PortaFIB”, concretament dels apartats Administrador i Administrador d'Entitat.</text:p>
      <text:h text:style-name="P61" text:outline-level="3">Altres</text:h>
      <text:list xml:id="list684632483" text:style-name="L14">
        <text:list-item>
          <text:p text:style-name="P7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3"/>
      <text:list xml:id="list120438115215375" text:continue-numbering="true" text:style-name="L14">
        <text:list-item>
          <text:p text:style-name="P79"><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4"/>
      <text:list xml:id="list120437590896109" text:continue-numbering="true" text:style-name="L14">
        <text:list-item>
          <text:p text:style-name="P71">S'han ampliat les opcions d'usuaris entitat i usuaris aplicació respecte a la Política de Custòdia. Veure punt Modificar Usuari Aplicació i Modificar Usuari Entitat del “Manual d'Usuari PortaFIB”</text:p>
        </text:list-item>
      </text:list>
      <text:p text:style-name="P35"/>
      <text:list xml:id="list120438955816750" text:continue-numbering="true" text:style-name="L14">
        <text:list-item>
          <text:p text:style-name="P73">S’han ampliat les opi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5"/>
      <text:list xml:id="list120438134693991" text:continue-numbering="true" text:style-name="L14">
        <text:list-item>
          <text:p text:style-name="P72">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table-cell table:style-name="Taula3.A1" office:value-type="string">
            <text:p text:style-name="P36">es.caib.portafib.plugins.signatureserver.afirmaserver.endpoint_upgrade=https://afirmades.caib.es:4430/afirmaws/services/DSSAfirmaVerify</text:p>
          </table:table-cell>
        </table:table-row>
      </table:table>
      <text:p text:style-name="P35"/>
      <text:list xml:id="list120439053961585" text:continue-numbering="true" text:style-name="L14">
        <text:list-item>
          <text:p text:style-name="P71">Nova propietat “es.caib.portafib.plugins.signatureweb.autofirma.timeoutbase” pel Plugin <text:soft-page-break/>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5"># 5 minuts</text:p>
            <text:p text:style-name="P35">es.caib.portafib.plugins.signatureweb.autofirma.timeoutbase=300</text:p>
          </table:table-cell>
        </table:table-row>
      </table:table>
      <text:p text:style-name="P38"/>
      <text:list xml:id="list120438670951479" text:continue-numbering="true" text:style-name="L14">
        <text:list-item>
          <text:p text:style-name="P79"><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4"/>
      <text:list xml:id="list120439334026538" text:continue-numbering="true" text:style-name="L14">
        <text:list-item>
          <text:p text:style-name="P79">Nou Plugin de Firma Web de FNMT Cloud: Veure el subapartat “Plugin de Firma Web de FNMTCloud” de punt “Implementacions de Plugins o Mòduls de Firma Web” si es vol donar d'alta.</text:p>
        </text:list-item>
      </text:list>
      <text:p text:style-name="P44"/>
      <text:list xml:id="list120439133010523" text:continue-numbering="true" text:style-name="L14">
        <text:list-item>
          <text:p text:style-name="P55"><text:span text:style-name="T8">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7">#242</text:span></text:p>
          <text:p text:style-name="P56"/>
        </text:list-item>
        <text:list-item>
          <text:p text:style-name="P5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28"/>
      <text:list xml:id="list120437662664213" text:continue-numbering="true" text:style-name="L14">
        <text:list-item>
          <text:p text:style-name="P57">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3"><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meta:creation-date>2014-01-14T14:56:52.65</meta:creation-date>
    <meta:editing-cycles>463</meta:editing-cycles>
    <meta:editing-duration>P26DT17H19M53S</meta:editing-duration>
    <meta:initial-creator>Antoni Nadal</meta:initial-creator>
    <dc:date>2019-05-29T12:04:35.629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48" meta:word-count="2647" meta:character-count="21070" meta:non-whitespace-character-count="18710"/>
    <meta:user-defined meta:name="Información 1"/>
    <meta:user-defined meta:name="Información 2"/>
    <meta:user-defined meta:name="Información 3"/>
    <meta:user-defined meta:name="Información 4"/>
  </office:meta>
</office:document-meta>
</file>